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2000001550E4C64D0F50AFBBA.png" manifest:media-type="image/png"/>
  <manifest:file-entry manifest:full-path="Thumbnails/thumbnail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paragraph-rsid="00028846"/>
    </style:style>
    <style:style style:name="P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3" style:family="paragraph">
      <style:paragraph-properties fo:text-align="start"/>
    </style:style>
    <style:style style:name="P4" style:family="paragraph"/>
    <style:style style:name="P5" style:family="paragraph">
      <style:paragraph-properties fo:text-align="center"/>
    </style:style>
    <style:style style:name="gr1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fo:background-color="#999999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tyle:repeat="scale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vertical-align="middle" fo:background-color="#81d41a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textarea-vertical-align="middle" fo:background-color="#808080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Text1" form:control-implementation="ooo:com.sun.star.form.component.TextField" xml:id="control1" form:id="control1" form:data-field="Text1Data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ext1 Help"/>
              <form:property form:property-name="ObjIDinMSO" office:value-type="float" office:value="65535"/>
            </form:properties>
          </form:text>
          <form:checkbox form:name="CheckBox1" form:control-implementation="ooo:com.sun.star.form.component.CheckBox" xml:id="control2" form:id="control2" form:label="CheckBox1 Label" form:data-field="CheckBox1Data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HelpText" office:value-type="string" office:string-value="CheckBox1 Help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checkbox>
          <form:radio form:name="Radio2" form:control-implementation="ooo:com.sun.star.form.component.RadioButton" xml:id="control3" form:id="control3" form:label="Radio2 Label" form:data-field="RadioData" form:input-required="false" formx:group-name="Grupo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adio2 Help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fixed-text form:name="Label1" form:control-implementation="ooo:com.sun.star.form.component.FixedText" xml:id="control4" form:id="control4" form:label="Label1 Label" form:for="control1">
            <form:properties>
              <form:property form:property-name="HelpText" office:value-type="string" office:string-value="Label1 Help"/>
            </form:properties>
          </form:fixed-text>
          <form:listbox form:name="List1" form:control-implementation="ooo:com.sun.star.form.component.ListBox" xml:id="control5" form:id="control5" form:size="20" form:data-field="List1Data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List Help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Value1" form:value="Opcion1"/>
            <form:option form:label="Value2"/>
            <form:option form:label="Value3"/>
          </form:listbox>
          <form:listbox form:name="MultiList2" form:control-implementation="ooo:com.sun.star.form.component.ListBox" xml:id="control6" form:id="control6" form:size="20" form:data-field="MultiListData" form:input-required="false" form:bound-column="1" form:multipl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MultiList Help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Multivalue1"/>
            <form:option form:label="Multivalue2"/>
            <form:option form:label="Multivalue3"/>
          </form:listbox>
          <form:combobox form:name="Combo1" form:control-implementation="ooo:com.sun.star.form.component.ComboBox" xml:id="control7" form:id="control7" form:dropdown="true" form:size="20" form:data-field="Combo1Data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Combo1 Help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Value1"/>
            <form:item form:label="Value2"/>
            <form:item form:label="Value3"/>
          </form:combobox>
          <form:combobox form:name="Combo2" form:control-implementation="ooo:com.sun.star.form.component.ComboBox" xml:id="control8" form:id="control8" form:size="20" form:data-field="Combo2Data" form:input-required="false" form:convert-empty-to-null="true" form:list-source-type="table" form:auto-complete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omboBox"/>
              <form:property form:property-name="HelpText" office:value-type="string" office:string-value="Combo2 Help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item form:label="Value1"/>
            <form:item form:label="Value2"/>
            <form:item form:label="Value3"/>
          </form:combobox>
          <form:image-frame form:name="ImageInput" form:control-implementation="ooo:com.sun.star.form.component.DatabaseImageControl" xml:id="control9" form:id="control9" form:image-data="Pictures/10000000000002D2000001550E4C64D0F50AFBBA.png" form:data-field="ImageData" form:input-required="fals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ImageControl"/>
              <form:property form:property-name="HelpText" office:value-type="string" office:string-value="ImageInput Help"/>
              <form:property form:property-name="ImageURL" office:value-type="string" office:string-value="file:///home/vokimon/Im%C3%A1genes/banners/Screenshot_20181230_154429.png"/>
              <form:property form:property-name="ObjIDinMSO" office:value-type="float" office:value="65535"/>
              <form:property form:property-name="TabIndex" office:value-type="float" office:value="0"/>
            </form:properties>
          </form:image-frame>
          <form:file form:name="FileSelect1" form:control-implementation="ooo:com.sun.star.form.component.FileControl" xml:id="control10" form:id="control10">
            <form:properties>
              <form:property form:property-name="HelpText" office:value-type="string" office:string-value="FileSelect1 Help"/>
            </form:properties>
          </form:file>
          <form:button form:name="Button1" form:control-implementation="ooo:com.sun.star.form.component.CommandButton" xml:id="control11" form:id="control11" form:label="Button1" office:target-frame="" form:delay-for-repeat="PT0.050000000S" form:image-position="center">
            <form:properties>
              <form:property form:property-name="DefaultControl" office:value-type="string" office:string-value="com.sun.star.form.control.CommandButton"/>
              <form:property form:property-name="HelpText" office:value-type="string" office:string-value="Button1 Help"/>
            </form:properties>
          </form:button>
          <form:image form:name="ImageButton1" form:control-implementation="ooo:com.sun.star.form.component.ImageButton" xml:id="control12" form:id="control12" office:target-frame="">
            <form:properties>
              <form:property form:property-name="DefaultControl" office:value-type="string" office:string-value="com.sun.star.form.control.ImageButton"/>
              <form:property form:property-name="HelpText" office:value-type="string" office:string-value="ImageButton1 Help"/>
            </form:properties>
          </form:image>
          <form:radio form:name="Radio1" form:control-implementation="ooo:com.sun.star.form.component.RadioButton" xml:id="control13" form:id="control13" form:label="Radio1 Label" form:data-field="RadioData" form:input-required="false" formx:group-name="Grupo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adio1 Help"/>
              <form:property form:property-name="ObjIDinMSO" office:value-type="float" office:value="65535"/>
              <form:property form:property-name="SecondaryRefValue" office:value-type="string" office:string-value=""/>
            </form:properties>
          </form:radio>
          <form:radio form:name="Radio3" form:control-implementation="ooo:com.sun.star.form.component.RadioButton" xml:id="control14" form:id="control14" form:label="Radio3 Label" form:value="OnValue" form:data-field="RadioData" form:input-required="false" formx:group-name="Grupo1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RadioButton"/>
              <form:property form:property-name="HelpText" office:value-type="string" office:string-value="Radio3 Help"/>
              <form:property form:property-name="ObjIDinMSO" office:value-type="float" office:value="65535"/>
              <form:property form:property-name="SecondaryRefValue" office:value-type="string" office:string-value="OffValue"/>
            </form:properties>
          </form:radio>
          <form:listbox form:name="List2" form:control-implementation="ooo:com.sun.star.form.component.ListBox" xml:id="control15" form:id="control15" form:dropdown="true" form:size="20" form:data-field="List1Data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HelpText" office:value-type="string" office:string-value="List2 Help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Value1" form:value="Opcion1"/>
            <form:option form:label="Value2"/>
            <form:option form:label="Value3"/>
          </form:listbox>
          <form:textarea form:name="MultiLineText" form:control-implementation="ooo:com.sun.star.form.component.TextField" xml:id="control16" form:id="control16" form:data-field="MultiLineText Data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MultiLineText Help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ontrol text:anchor-type="paragraph" draw:z-index="0" draw:name="Text1Name" draw:style-name="gr6" draw:text-style-name="P2" svg:width="6.245cm" svg:height="1.059cm" svg:x="-0.159cm" svg:y="1.164cm" draw:control="control1"/><draw:control text:anchor-type="paragraph" draw:z-index="1" draw:name="CheckBox1Name" draw:style-name="gr5" draw:text-style-name="P3" svg:width="6.827cm" svg:height="0.98cm" svg:x="-0.007cm" svg:y="2.473cm" draw:control="control2"/><draw:control text:anchor-type="paragraph" draw:z-index="2" draw:name="Forma4" draw:style-name="gr2" draw:text-style-name="P3" svg:width="6.668cm" svg:height="1.033cm" svg:x="0.046cm" svg:y="5.066cm" draw:control="control3"/><draw:control text:anchor-type="paragraph" draw:z-index="3" draw:name="Label1Name" draw:style-name="gr4" draw:text-style-name="P3" svg:width="4.869cm" svg:height="0.9cm" svg:x="0.134cm" svg:y="-0.106cm" draw:control="control4"/><draw:control text:anchor-type="paragraph" draw:z-index="4" draw:name="Forma6" draw:style-name="gr1" draw:text-style-name="P3" svg:width="6.748cm" svg:height="2.394cm" svg:x="-0.139cm" svg:y="7.541cm" draw:control="control5"/><draw:control text:anchor-type="paragraph" draw:z-index="5" draw:name="Forma7" draw:style-name="gr1" draw:text-style-name="P3" svg:width="6.351cm" svg:height="2.594cm" svg:x="-0.139cm" svg:y="10.993cm" draw:control="control6"/><draw:control text:anchor-type="paragraph" draw:z-index="6" draw:name="Forma8" draw:style-name="gr1" draw:text-style-name="P3" svg:width="6.351cm" svg:height="0.874cm" svg:x="-0.139cm" svg:y="13.797cm" draw:control="control7"/><draw:control text:anchor-type="paragraph" draw:z-index="7" draw:name="Forma9" draw:style-name="gr1" draw:text-style-name="P3" svg:width="6.483cm" svg:height="2.223cm" svg:x="-0.113cm" svg:y="14.935cm" draw:control="control8"/><draw:control text:anchor-type="paragraph" draw:z-index="8" draw:name="Forma10" draw:style-name="gr3" draw:text-style-name="P4" svg:width="5.292cm" svg:height="2.303cm" svg:x="-0.113cm" svg:y="17.66cm" draw:control="control9"/><draw:control text:anchor-type="paragraph" draw:z-index="9" draw:name="Forma11" draw:style-name="gr1" draw:text-style-name="P3" svg:width="6.298cm" svg:height="1.059cm" svg:x="-0.06cm" svg:y="20.385cm" draw:control="control10"/><draw:control text:anchor-type="paragraph" draw:z-index="10" draw:name="Forma12" draw:style-name="gr1" draw:text-style-name="P5" svg:width="4.366cm" svg:height="1.006cm" svg:x="-0.113cm" svg:y="22.211cm" draw:control="control11"/><draw:control text:anchor-type="paragraph" draw:z-index="11" draw:name="Forma13" draw:style-name="gr3" draw:text-style-name="P4" svg:width="5.557cm" svg:height="1.033cm" svg:x="5.973cm" svg:y="22.184cm" draw:control="control12"/><draw:control text:anchor-type="paragraph" draw:z-index="12" draw:name="Forma3" draw:style-name="gr2" draw:text-style-name="P3" svg:width="6.695cm" svg:height="1.006cm" svg:x="0.125cm" svg:y="3.769cm" draw:control="control13"/><draw:control text:anchor-type="paragraph" draw:z-index="13" draw:name="Forma3" draw:style-name="gr2" draw:text-style-name="P3" svg:width="6.695cm" svg:height="1.006cm" svg:x="0.099cm" svg:y="6.283cm" draw:control="control14"/><draw:control text:anchor-type="paragraph" draw:z-index="14" draw:name="Forma6" draw:style-name="gr1" draw:text-style-name="P3" svg:width="6.748cm" svg:height="0.742cm" svg:x="-0.139cm" svg:y="10.119cm" draw:control="control15"/><draw:control text:anchor-type="paragraph" draw:z-index="15" draw:name="Forma1" draw:style-name="gr1" draw:text-style-name="P2" svg:width="8.071cm" svg:height="2.62cm" svg:x="8.036cm" svg:y="0.594cm" draw:control="control1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06T10:49:53.771687718</meta:creation-date>
    <dc:date>2020-01-06T13:52:46.007519003</dc:date>
    <meta:editing-duration>PT8M</meta:editing-duration>
    <meta:editing-cycles>5</meta:editing-cycles>
    <meta:generator>LibreOffice/6.3.3.2$Linux_X86_64 LibreOffice_project/3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